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officeooo:paragraph-rsid="000e5992"/>
    </style:style>
    <style:style style:name="P2" style:family="paragraph" style:parent-style-name="Standard">
      <style:text-properties officeooo:paragraph-rsid="000e5992"/>
    </style:style>
    <style:style style:name="P3" style:family="paragraph" style:parent-style-name="Standard" style:list-style-name="L10">
      <style:text-properties officeooo:paragraph-rsid="000e5992"/>
    </style:style>
    <style:style style:name="P4" style:family="paragraph" style:parent-style-name="Text_20_body">
      <style:text-properties officeooo:paragraph-rsid="000e5992"/>
    </style:style>
    <style:style style:name="P5" style:family="paragraph" style:parent-style-name="Text_20_body" style:list-style-name="L10">
      <style:text-properties officeooo:paragraph-rsid="000e5992"/>
    </style:style>
    <style:style style:name="P6" style:family="paragraph" style:parent-style-name="Text_20_body">
      <style:paragraph-properties fo:margin-top="0in" fo:margin-bottom="0in" loext:contextual-spacing="false"/>
    </style:style>
    <style:style style:name="T1" style:family="text">
      <style:text-properties officeooo:rsid="000e5992"/>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Machine learning pipelines implement and formalize processes to </text:span>accelerate, reuse, manage, and deploy machine learning models. </text:p>
      <text:p text:style-name="P2">It may mean that machine learning projects turn into one-off efforts where performance degrades after time, the data scientist spends much of their time fixing errors when the underlying data changes, or the model is not used widely. An automated, reproducible pipeline reduces the effort required to deploy a model. The pipeline should include steps that:</text:p>
      <text:list xml:id="list2446920256" text:style-name="L10">
        <text:list-item>
          <text:p text:style-name="P3"/>
        </text:list-item>
        <text:list-item>
          <text:p text:style-name="P5">Version your data effectively and kick off a new model training run.</text:p>
        </text:list-item>
        <text:list-item>
          <text:p text:style-name="P5">Validate the received data and check against data drift.</text:p>
        </text:list-item>
        <text:list-item>
          <text:p text:style-name="P5">Efficiently preprocess data for your model training and validation</text:p>
        </text:list-item>
        <text:list-item>
          <text:p text:style-name="P5">Effectively train your machine learning models</text:p>
        </text:list-item>
        <text:list-item>
          <text:p text:style-name="P5">Track your model training</text:p>
        </text:list-item>
        <text:list-item>
          <text:p text:style-name="P5">Analyze and validate your trained and tuned models</text:p>
        </text:list-item>
        <text:list-item>
          <text:p text:style-name="P5">Deploy the validated model</text:p>
        </text:list-item>
        <text:list-item>
          <text:p text:style-name="P5">Scale the deployed model</text:p>
        </text:list-item>
        <text:list-item>
          <text:p text:style-name="P5">Capture new training data and model performance metrics with feedback loops</text:p>
        </text:list-item>
      </text:list>
      <text:h text:style-name="P1" text:outline-level="2">What is Apache Spark?</text:h>
      <text:p text:style-name="P4">Spark is a fast and general processing engine compatible with Hadoop data. It can run in Hadoop clusters through YARN or Spark's standalone mode, and it can process data in HDFS, HBase, Cassandra, Hive, and any Hadoop InputFormat. It is designed to perform both batch processing (similar to MapReduce) and new workloads like streaming, interactive queries, and machine learning.</text:p>
      <text:h text:style-name="P1" text:outline-level="2">What is TensorFlow?</text:h>
      <text:p text:style-name="P6">TensorFlow is an open source software library for numerical computation using data flow graphs. Nodes in the graph represent mathematical operations, while the graph edges represent the multidimensional data arrays (tensors) communicated between them. The flexible architecture allows you to deploy computation to one or more CPUs or GPUs in a desktop, server, or mobile device with a single API.</text:p>
      <text:p text:style-name="P6"/>
      <text:p text:style-name="P4"/>
      <text:p text:style-name="P2"/>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30T12:50:44.060587218</meta:creation-date>
    <dc:date>2021-04-30T13:19:46.318721239</dc:date>
    <meta:editing-duration>PT8M12S</meta:editing-duration>
    <meta:editing-cycles>1</meta:editing-cycles>
    <meta:document-statistic meta:table-count="0" meta:image-count="0" meta:object-count="0" meta:page-count="1" meta:paragraph-count="16" meta:word-count="275" meta:character-count="1743" meta:non-whitespace-character-count="1492"/>
    <meta:generator>LibreOffice/6.4.4.2$Linux_X86_64 LibreOffice_project/40$Build-2</meta:generator>
  </office:meta>
</office:document-meta>
</file>